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83B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4C7D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r #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Notes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4" table:style-name="ce1"/>
          <table:table-cell office:value-type="string" table:style-name="ce1">
            <text:p>Fail-rate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Small twitching from servo when open</text:p>
          </table:table-cell>
          <table:table-cell table:number-columns-repeated="4" table:style-name="ce1"/>
          <table:table-cell office:value-type="string" office:string-value="40%" table:formula="of:=(12/30)*100 &amp; &quot;%&quot;" table:style-name="ce1">
            <text:p>40%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Loose connectors to encoder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Pressed middle, and it winded out, servo not open,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Had to press middle button to wind in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Had to press middle button to wind in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motor odd behaviour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precise when winding out, not when winding in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needs middle signal, between wind in/out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good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Motor spins continously on release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wind in speed not changing, motor kept spinning after release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Fail</text:p>
          </table:table-cell>
          <table:table-cell office:value-type="string" table:style-name="ce1">
            <text:p>wind in speed not changing, motor kept spinning after release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wind in good, motor kept spinning after release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Good</text:p>
          </table:table-cell>
          <table:table-cell office:value-type="string" table:style-name="ce1">
            <text:p>wind in good, motor kept spinning after release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oliver malling</dc:creator>
    <meta:creation-date>2022-11-10T10:09:17Z</meta:creation-date>
    <dc:date>2022-11-22T13:57:08Z</dc:date>
    <meta:editing-cycles>3</meta:editing-cycles>
    <meta:editing-duration>PT15057S</meta:editing-duration>
  </office:meta>
</office:document-meta>
</file>